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4.101cm" svg:height="7.891cm" svg:x="3.488cm" svg:y="10.94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01T12:09:15</meta:creation-date>
    <dc:date>2014-01-01T12:09:41</dc:date>
    <meta:editing-duration>P0D</meta:editing-duration>
    <meta:editing-cycles>1</meta:editing-cycles>
    <meta:document-statistic meta:object-count="1"/>
    <meta:generator>LibreOffice/4.0.3.3$MacOSX_x86 LibreOffice_project/0eaa50a932c8f2199a615e1eb30f7ac74279539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svg:stroke-color="#c0c0c0" draw:fill="solid" draw:fill-color="#808080" draw:opacity="25%" draw:textarea-horizontal-align="center" draw:textarea-vertical-align="middle" draw:shadow-opacity="25%"/>
    </style:style>
    <style:style style:name="gr3" style:family="graphic" style:parent-style-name="standard">
      <style:graphic-properties svg:stroke-color="#c0c0c0" draw:opacity="25%" draw:textarea-horizontal-align="center" draw:textarea-vertical-align="middle" draw:shadow-opacity="25%"/>
    </style:style>
    <style:style style:name="gr4" style:family="graphic" style:parent-style-name="standard">
      <style:graphic-properties svg:stroke-color="#c0c0c0" draw:opacity="25%" draw:textarea-horizontal-align="center" draw:textarea-vertical-align="middle" draw:shadow-opacity="25%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marker-start="Arrow_20_concave" draw:marker-start-width="0.2cm" draw:marker-end="Arrow_20_concave" draw:marker-end-width="0.2cm" draw:textarea-horizontal-align="center" draw:textarea-vertical-align="bottom"/>
    </style:style>
    <style:style style:name="gr8" style:family="graphic" style:parent-style-name="standard">
      <style:graphic-properties svg:stroke-width="0.1cm" svg:stroke-color="#800000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cm" svg:stroke-color="#800000" draw:marker-start-width="0.2cm" draw:marker-end-width="0.2cm" draw:fill="solid" draw:fill-color="#800000" draw:textarea-horizontal-align="center" draw:textarea-vertical-align="middle" fo:padding-top="0.125cm" fo:padding-bottom="0.125cm" fo:padding-left="0.25cm" fo:padding-right="0.25cm"/>
    </style:style>
    <style:style style:name="gr10" style:family="graphic" style:parent-style-name="standard">
      <style:graphic-properties draw:marker-start="Arrow_20_concave" draw:marker-start-width="0.2cm" draw:marker-end="Arrow_20_concave" draw:marker-end-width="0.2cm" draw:textarea-horizontal-align="center" draw:textarea-vertical-align="bottom" fo:padding-bottom="0.33cm"/>
    </style:style>
    <style:style style:name="gr11" style:family="graphic" style:parent-style-name="standard">
      <style:graphic-properties svg:stroke-width="0cm" svg:stroke-color="#000000" draw:marker-start-width="0.3cm" draw:marker-end-width="0.3cm" draw:textarea-horizontal-align="center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0pt"/>
    </style:style>
    <style:style style:name="P4" style:family="paragraph">
      <style:paragraph-properties fo:text-align="center"/>
      <style:text-properties fo:font-size="12pt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size="12pt"/>
    </style:style>
    <style:style style:name="P7" style:family="paragraph">
      <style:paragraph-properties fo:margin-left="0cm" fo:margin-right="0cm" fo:text-align="center" fo:text-indent="0cm"/>
      <style:text-properties style:text-position="super 99%" fo:font-size="10pt"/>
    </style:style>
    <style:style style:name="P8" style:family="paragraph">
      <style:paragraph-properties fo:text-align="center"/>
      <style:text-properties fo:font-size="10pt"/>
    </style:style>
    <style:style style:name="P9" style:family="paragraph">
      <style:text-properties fo:font-size="10pt"/>
    </style:style>
    <style:style style:name="T1" style:family="text">
      <style:text-properties fo:font-size="10pt"/>
    </style:style>
    <style:style style:name="T2" style:family="text">
      <style:text-properties fo:font-size="12pt"/>
    </style:style>
    <style:style style:name="T3" style:family="text">
      <style:text-properties style:text-position="super 99%" fo:font-size="10pt"/>
    </style:style>
    <style:style style:name="T4" style:family="text">
      <style:text-properties style:text-position="47% 99%" fo:font-size="10pt" style:font-size-asian="18pt" style:font-size-complex="18pt"/>
    </style:style>
    <style:style style:name="T5" style:family="text">
      <style:text-properties fo:font-family="Albany" style:font-style-name="Regular" style:font-family-generic="swiss" style:font-pitch="variable" fo:font-size="10pt" style:font-family-asian="Albany" style:font-style-name-asian="Regular" style:font-family-generic-asian="swiss" style:font-pitch-asian="variable" style:font-family-complex="Albany" style:font-style-name-complex="Regular" style:font-family-generic-complex="swiss" style:font-pitch-complex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ircle draw:style-name="gr1" draw:text-style-name="P1" draw:layer="layout" svg:width="0.38cm" svg:height="0.38cm" svg:x="6.592cm" svg:y="7.593cm">
          <text:p/>
        </draw:circle>
        <draw:g>
          <draw:ellipse draw:style-name="gr2" draw:text-style-name="P1" draw:layer="layout" svg:width="0.722cm" svg:height="0.723cm" svg:x="7.81cm" svg:y="4.934cm">
            <text:p/>
          </draw:ellipse>
          <draw:g>
            <draw:rect draw:style-name="gr2" draw:text-style-name="P1" draw:layer="layout" svg:width="0.379cm" svg:height="0.455cm" svg:x="7.998cm" svg:y="4.555cm">
              <text:p/>
            </draw:rect>
            <draw:circle draw:style-name="gr3" draw:text-style-name="P1" draw:layer="layout" svg:width="0.379cm" svg:height="0.38cm" svg:x="7.998cm" svg:y="5.124cm">
              <text:p/>
            </draw:circle>
            <draw:rect draw:style-name="gr4" draw:text-style-name="P3" draw:layer="layout" svg:width="6.155cm" svg:height="2.736cm" svg:x="3.591cm" svg:y="1.819cm">
              <text:p text:style-name="P2"><text:span text:style-name="T1">Gatepost</text:span></text:p>
            </draw:rect>
            <draw:rect draw:style-name="gr2" draw:text-style-name="P1" draw:layer="layout" svg:width="0.379cm" svg:height="2.925cm" svg:x="6.594cm" svg:y="4.555cm">
              <text:p/>
            </draw:rect>
            <draw:circle draw:style-name="gr2" draw:text-style-name="P1" draw:layer="layout" svg:width="0.722cm" svg:height="0.722cm" svg:x="6.406cm" svg:y="7.405cm">
              <text:p/>
            </draw:circle>
            <draw:circle draw:style-name="gr3" draw:text-style-name="P1" draw:layer="layout" svg:width="0.379cm" svg:height="0.379cm" svg:x="6.594cm" svg:y="7.595cm">
              <text:p/>
            </draw:circle>
          </draw:g>
        </draw:g>
        <draw:line draw:style-name="gr5" draw:text-style-name="P4" draw:layer="layout" svg:x1="0.796cm" svg:y1="4.796cm" svg:x2="2.296cm" svg:y2="4.796cm">
          <text:p/>
        </draw:line>
        <draw:frame draw:style-name="gr6" draw:text-style-name="P6" draw:layer="layout" svg:width="0.807cm" svg:height="0.721cm" svg:x="2.149cm" svg:y="4.489cm">
          <draw:text-box>
            <text:p text:style-name="P5"><text:span text:style-name="T2">N</text:span></text:p>
          </draw:text-box>
        </draw:frame>
        <draw:line draw:style-name="gr1" draw:text-style-name="P4" draw:layer="layout" svg:x1="1.37cm" svg:y1="4.37cm" svg:x2="1.37cm" svg:y2="5.221cm">
          <text:p/>
        </draw:line>
        <draw:line draw:style-name="gr7" draw:text-style-name="P7" draw:layer="layout" svg:x1="9.82cm" svg:y1="8.547cm" svg:x2="7.687cm" svg:y2="9.718cm">
          <text:p text:style-name="P2"><text:span text:style-name="T3">Owe</text:span></text:p>
        </draw:line>
        <draw:g>
          <draw:line draw:style-name="gr8" draw:text-style-name="P1" draw:layer="layout" svg:x1="6.722cm" svg:y1="7.754cm" svg:x2="7.387cm" svg:y2="8.952cm">
            <text:p/>
          </draw:line>
          <draw:line draw:style-name="gr8" draw:text-style-name="P1" draw:layer="layout" svg:x1="9.482cm" svg:y1="7.791cm" svg:x2="7.387cm" svg:y2="8.952cm">
            <text:p/>
          </draw:line>
        </draw:g>
        <draw:line draw:style-name="gr9" draw:text-style-name="P1" draw:layer="layout" svg:x1="8.15cm" svg:y1="5.292cm" svg:x2="10.935cm" svg:y2="10.34cm">
          <text:p/>
        </draw:line>
        <draw:line draw:style-name="gr1" draw:text-style-name="P1" draw:layer="layout" svg:x1="6.78cm" svg:y1="5.315cm" svg:x2="10.869cm" svg:y2="5.296cm">
          <text:p/>
        </draw:line>
        <draw:line draw:style-name="gr1" draw:text-style-name="P1" draw:layer="layout" svg:x1="6.78cm" svg:y1="7.772cm" svg:x2="6.78cm" svg:y2="5.315cm">
          <text:p/>
        </draw:line>
        <draw:line draw:style-name="gr1" draw:text-style-name="P1" draw:layer="layout" svg:x1="6.756cm" svg:y1="7.795cm" svg:x2="8.174cm" svg:y2="5.315cm">
          <text:p/>
        </draw:line>
        <draw:line draw:style-name="gr7" draw:text-style-name="P7" draw:layer="layout" svg:x1="6.094cm" svg:y1="5.342cm" svg:x2="6.08cm" svg:y2="7.775cm">
          <text:p text:style-name="P2"><text:span text:style-name="T3">Owe</text:span></text:p>
        </draw:line>
        <draw:line draw:style-name="gr10" draw:text-style-name="P8" draw:layer="layout" svg:x1="6.771cm" svg:y1="4.961cm" svg:x2="8.136cm" svg:y2="4.961cm">
          <text:p text:style-name="P2"><text:span text:style-name="T4">Ons</text:span></text:p>
        </draw:line>
        <draw:frame draw:style-name="gr6" draw:text-style-name="P9" draw:layer="layout" svg:width="0.599cm" svg:height="0.645cm" svg:x="9.354cm" svg:y="7.443cm">
          <draw:text-box>
            <text:p text:style-name="P5"><text:span text:style-name="T1">I</text:span></text:p>
          </draw:text-box>
        </draw:frame>
        <draw:frame draw:style-name="gr6" draw:text-style-name="P9" draw:layer="layout" svg:width="0.739cm" svg:height="0.645cm" svg:x="6.094cm" svg:y="7.513cm">
          <draw:text-box>
            <text:p text:style-name="P5"><text:span text:style-name="T1">B</text:span></text:p>
          </draw:text-box>
        </draw:frame>
        <draw:frame draw:style-name="gr6" draw:text-style-name="P9" draw:layer="layout" svg:width="0.777cm" svg:height="0.645cm" svg:x="6.259cm" svg:y="5.057cm">
          <draw:text-box>
            <text:p text:style-name="P5"><text:span text:style-name="T1">G</text:span></text:p>
          </draw:text-box>
        </draw:frame>
        <draw:frame draw:style-name="gr6" draw:text-style-name="P9" draw:layer="layout" svg:width="0.718cm" svg:height="0.645cm" svg:x="8.102cm" svg:y="5.08cm">
          <draw:text-box>
            <text:p text:style-name="P5"><text:span text:style-name="T1">F</text:span></text:p>
          </draw:text-box>
        </draw:frame>
        <draw:frame draw:style-name="gr6" draw:text-style-name="P9" draw:layer="layout" svg:width="0.756cm" svg:height="0.645cm" svg:x="7.015cm" svg:y="9.001cm">
          <draw:text-box>
            <text:p text:style-name="P5"><text:span text:style-name="T1">H</text:span></text:p>
          </draw:text-box>
        </draw:frame>
        <draw:line draw:style-name="gr1" draw:text-style-name="P1" draw:layer="layout" svg:x1="7.3cm" svg:y1="8.741cm" svg:x2="7.465cm" svg:y2="8.646cm">
          <text:p/>
        </draw:line>
        <draw:line draw:style-name="gr1" draw:text-style-name="P1" draw:layer="layout" svg:x1="7.441cm" svg:y1="8.646cm" svg:x2="7.512cm" svg:y2="8.835cm">
          <text:p/>
        </draw:line>
        <draw:line draw:style-name="gr1" draw:text-style-name="P1" draw:layer="layout" svg:x1="6.969cm" svg:y1="5.292cm" svg:x2="6.969cm" svg:y2="5.551cm">
          <text:p/>
        </draw:line>
        <draw:line draw:style-name="gr1" draw:text-style-name="P1" draw:layer="layout" svg:x1="6.78cm" svg:y1="5.551cm" svg:x2="6.969cm" svg:y2="5.551cm">
          <text:p/>
        </draw:line>
        <draw:frame draw:style-name="gr6" draw:text-style-name="P9" draw:layer="layout" svg:width="0.705cm" svg:height="0.645cm" svg:x="7.416cm" svg:y="5.174cm">
          <draw:text-box>
            <text:p text:style-name="P5"><text:span text:style-name="T5">α</text:span></text:p>
          </draw:text-box>
        </draw:frame>
        <draw:g>
          <draw:line draw:style-name="gr1" draw:text-style-name="P1" draw:layer="layout" svg:x1="9.308cm" svg:y1="7.985cm" svg:x2="9.402cm" svg:y2="8.15cm">
            <text:p/>
          </draw:line>
          <draw:line draw:style-name="gr1" draw:text-style-name="P1" draw:layer="layout" svg:x1="9.402cm" svg:y1="8.15cm" svg:x2="9.638cm" svg:y2="8.032cm">
            <text:p/>
          </draw:line>
        </draw:g>
        <draw:line draw:style-name="gr11" draw:text-style-name="P1" draw:layer="layout" svg:x1="8.839cm" svg:y1="6.599cm" svg:x2="6.744cm" svg:y2="7.76cm">
          <text:p/>
        </draw:line>
        <draw:frame draw:style-name="gr6" draw:text-style-name="P9" draw:layer="layout" svg:width="0.68cm" svg:height="0.645cm" svg:x="8.63cm" svg:y="5.361cm">
          <draw:text-box>
            <text:p text:style-name="P5"><text:span text:style-name="T5">γ</text:span></text:p>
          </draw:text-box>
        </draw:frame>
        <draw:frame draw:style-name="gr6" draw:text-style-name="P9" draw:layer="layout" svg:width="0.739cm" svg:height="0.645cm" svg:x="8.779cm" svg:y="6.141cm">
          <draw:text-box>
            <text:p text:style-name="P5"><text:span text:style-name="T1">K</text:span></text:p>
          </draw:text-box>
        </draw:frame>
        <draw:line draw:style-name="gr1" draw:text-style-name="P1" draw:layer="layout" svg:x1="8.676cm" svg:y1="6.746cm" svg:x2="8.748cm" svg:y2="6.912cm">
          <text:p/>
        </draw:line>
        <draw:line draw:style-name="gr1" draw:text-style-name="P1" draw:layer="layout" svg:x1="8.938cm" svg:y1="6.793cm" svg:x2="8.748cm" svg:y2="6.912cm">
          <text:p/>
        </draw:line>
        <draw:line draw:style-name="gr7" draw:text-style-name="P7" draw:layer="layout" svg:x1="9.034cm" svg:y1="6.927cm" svg:x2="6.901cm" svg:y2="8.098cm">
          <text:p text:style-name="P2"><text:span text:style-name="T3">Owe</text:span></text:p>
        </draw:lin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style:default-style style:family="graphic">
      <style:graphic-properties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GB" style:font-family-asian="'Andale Sans UI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.296cm" fo:margin-bottom="0.33cm" fo:margin-left="0.296cm" fo:margin-right="0.329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